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9">Тема работы<text:tab/>3</text:p>
          <text:p text:style-name="P9">Сравнение с аналогами<text:tab/>3</text:p>
          <text:p text:style-name="P9">Целевая аудитория<text:tab/>4</text:p>
          <text:p text:style-name="P15">Пользовательские истории<text:tab/>4</text:p>
          <text:p text:style-name="P9">Анализ требований<text:tab/>4</text:p>
          <text:p text:style-name="P9">Внешняя спецификация<text:tab/>5</text:p>
          <text:p text:style-name="P15">Варианты использования<text:tab/>5</text:p>
          <text:p text:style-name="P15">Диаграммы действий<text:tab/>5</text:p>
          <text:p text:style-name="P15">Диаграммы состояний<text:tab/>5</text:p>
          <text:p text:style-name="P15">Прототип<text:tab/>5</text:p>
          <text:p text:style-name="P9">Руководство пользователя<text:tab/>5</text:p>
          <text:p text:style-name="P9">План тестирования<text:tab/>5</text:p>
        </text:index-body>
      </text:table-of-content>
      <text:p text:style-name="Heading"/>
      <text:h text:style-name="P8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6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/>
      <text:h text:style-name="Heading_20_2" text:outline-level="2">Диаграммы действий</text:h>
      <text:p text:style-name="Text_20_body"/>
      <text:h text:style-name="Heading_20_2" text:outline-level="2">Диаграммы состояний</text:h>
      <text:p text:style-name="Text_20_body"/>
      <text:h text:style-name="Heading_20_2" text:outline-level="2">Прототип</text:h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4T10:11:55</dc:date>
    <meta:editing-cycles>49</meta:editing-cycles>
    <meta:editing-duration>PT75H20M58S</meta:editing-duration>
    <meta:generator>OpenOffice.org/3.2$Unix OpenOffice.org_project/320m12$Build-9483</meta:generator>
    <meta:document-statistic meta:table-count="0" meta:image-count="0" meta:object-count="0" meta:page-count="5" meta:paragraph-count="63" meta:word-count="834" meta:character-count="6251"/>
    <meta:user-defined meta:name="Info 1"/>
    <meta:user-defined meta:name="Info 2"/>
    <meta:user-defined meta:name="Info 3"/>
    <meta:user-defined meta:name="Info 4"/>
  </office:meta>
</office:document-meta>
</file>